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ecf00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textarea-horizontal-align="justify" draw:textarea-vertical-align="middle" draw:auto-grow-height="false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3" draw:id="id13" draw:layer="layout" svg:width="9.017cm" svg:height="1.905cm" svg:x="5.653cm" svg:y="1.635cm">
          <text:p text:style-name="P1"><text:span text:style-name="T1">Security implemented in all software development 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2.54cm" svg:height="1.397cm" svg:x="2.286cm" svg:y="4.064cm">
          <text:p text:style-name="P1"><text:span text:style-name="T2">Security in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" draw:id="id7" draw:layer="layout" svg:width="2.286cm" svg:height="1.397cm" svg:x="0.762cm" svg:y="6.35cm">
          <text:p text:style-name="P1"><text:span text:style-name="T2">Simple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6" draw:id="id6" draw:layer="layout" svg:width="2.667cm" svg:height="2.032cm" svg:x="1.651cm" svg:y="8.636cm">
          <text:p text:style-name="P1"><text:span text:style-name="T2">Secure design principles appl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9" draw:id="id9" draw:layer="layout" svg:width="2.286cm" svg:height="2.159cm" svg:x="4.826cm" svg:y="7.874cm">
          <text:p text:style-name="P1"><text:span text:style-name="T2">Memory-safe lang-u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8" draw:id="id8" draw:layer="layout" svg:width="3.175cm" svg:height="1.397cm" svg:x="2.667cm" svg:y="11.938cm">
          <text:p text:style-name="P1"><text:span text:style-name="T2">Availability through scale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" draw:id="id4" draw:layer="layout" svg:width="2.286cm" svg:height="1.905cm" svg:x="8.001cm" svg:y="8.001cm">
          <text:p text:style-name="P1"><text:span text:style-name="T2">Security in imple-ment-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2.667cm" svg:height="2.191cm" svg:x="6.35cm" svg:y="11.176cm">
          <text:p text:style-name="P1"><text:span text:style-name="T2">OWASP top 10 <text:s/>counte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5" draw:id="id15" draw:layer="layout" svg:width="2.413cm" svg:height="1.651cm" svg:x="9.525cm" svg:y="11.684cm">
          <text:p text:style-name="P1"><text:span text:style-name="T2">Security guide appl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6" draw:id="id16" draw:layer="layout" svg:width="2.921cm" svg:height="0.889cm" svg:x="12.319cm" svg:y="12.065cm">
          <text:p text:style-name="P1"><text:span text:style-name="T2">Harde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" draw:id="id5" draw:layer="layout" svg:width="2.794cm" svg:height="1.397cm" svg:x="14.289cm" svg:y="8.101cm">
          <text:p text:style-name="P1"><text:span text:style-name="T2">Security in ver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0" draw:id="id10" draw:layer="layout" svg:width="2.413cm" svg:height="1.905cm" svg:x="11.749cm" svg:y="9.001cm">
          <text:p text:style-name="P1"><text:span text:style-name="T2">Supply chain (reus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2" draw:id="id12" draw:layer="layout" svg:width="2.286cm" svg:height="2.159cm" svg:x="17.718cm" svg:y="4.526cm">
          <text:p text:style-name="P1"><text:span text:style-name="T2">Develop-ment environ-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1" draw:id="id11" draw:layer="layout" svg:width="2.794cm" svg:height="1.778cm" svg:x="17.337cm" svg:y="6.977cm">
          <text:p text:style-name="P1"><text:span text:style-name="T2">Deploy-ment &amp; oper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4" draw:id="id14" draw:layer="layout" svg:width="2.54cm" svg:height="1.397cm" svg:x="17.464cm" svg:y="2.875cm">
          <text:p text:style-name="P1"><text:span text:style-name="T2">Peo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3.556cm" svg:y1="4.064cm" svg:x2="10.164cm" svg:y2="3.542cm" draw:start-shape="id1" draw:start-glue-point="0" draw:end-shape="id2" draw:end-glue-point="3" svg:d="M3556 4064l6608-522" svg:viewBox="0 0 6609 523">
          <text:p/>
        </draw:connector>
        <draw:connector draw:style-name="gr3" draw:text-style-name="P1" draw:layer="layout" draw:type="line" svg:x1="7.683cm" svg:y1="11.176cm" svg:x2="9.144cm" svg:y2="9.906cm" draw:start-shape="id3" draw:start-glue-point="0" draw:end-shape="id4" draw:end-glue-point="2" svg:d="M7683 11176l1461-1270" svg:viewBox="0 0 1462 1271">
          <text:p/>
        </draw:connector>
        <draw:connector draw:style-name="gr3" draw:text-style-name="P1" draw:layer="layout" draw:type="line" svg:x1="15.686cm" svg:y1="8.101cm" svg:x2="10.163cm" svg:y2="3.541cm" draw:start-shape="id5" draw:start-glue-point="0" svg:d="M15686 8101l-5523-4560" svg:viewBox="0 0 5524 4561">
          <text:p/>
        </draw:connector>
        <draw:connector draw:style-name="gr3" draw:text-style-name="P1" draw:layer="layout" draw:type="line" svg:x1="2.984cm" svg:y1="8.636cm" svg:x2="3.556cm" svg:y2="5.461cm" draw:start-shape="id6" draw:start-glue-point="0" draw:end-shape="id1" draw:end-glue-point="2" svg:d="M2984 8636l572-3175" svg:viewBox="0 0 573 3176">
          <text:p/>
        </draw:connector>
        <draw:connector draw:style-name="gr3" draw:text-style-name="P1" draw:layer="layout" draw:type="line" svg:x1="1.905cm" svg:y1="6.35cm" svg:x2="3.556cm" svg:y2="5.461cm" draw:start-shape="id7" draw:start-glue-point="0" draw:end-shape="id1" draw:end-glue-point="2" svg:d="M1905 6350l1651-889" svg:viewBox="0 0 1652 890">
          <text:p/>
        </draw:connector>
        <draw:connector draw:style-name="gr3" draw:text-style-name="P1" draw:layer="layout" draw:type="line" svg:x1="4.254cm" svg:y1="11.938cm" svg:x2="3.556cm" svg:y2="5.461cm" draw:start-shape="id8" draw:start-glue-point="0" draw:end-shape="id1" draw:end-glue-point="2" svg:d="M4254 11938l-698-6477" svg:viewBox="0 0 699 6478">
          <text:p/>
        </draw:connector>
        <draw:connector draw:style-name="gr3" draw:text-style-name="P1" draw:layer="layout" draw:type="line" svg:x1="5.969cm" svg:y1="7.874cm" svg:x2="3.556cm" svg:y2="5.461cm" draw:start-shape="id9" draw:start-glue-point="0" draw:end-shape="id1" draw:end-glue-point="2" svg:d="M5969 7874l-2413-2413" svg:viewBox="0 0 2414 2414">
          <text:p/>
        </draw:connector>
        <draw:connector draw:style-name="gr3" draw:text-style-name="P1" draw:layer="layout" draw:type="line" svg:x1="12.955cm" svg:y1="9.001cm" svg:x2="10.164cm" svg:y2="3.542cm" draw:start-shape="id10" draw:start-glue-point="0" svg:d="M12955 9001l-2791-5459" svg:viewBox="0 0 2792 5460">
          <text:p/>
        </draw:connector>
        <draw:connector draw:style-name="gr3" draw:text-style-name="P1" xml:id="id2" draw:id="id2" draw:layer="layout" draw:type="line" svg:x1="17.337cm" svg:y1="7.866cm" svg:x2="10.164cm" svg:y2="3.542cm" draw:start-shape="id11" svg:d="M17337 7866l-7173-4324" svg:viewBox="0 0 7174 4325">
          <text:p/>
        </draw:connector>
        <draw:connector draw:style-name="gr3" draw:text-style-name="P1" draw:layer="layout" draw:type="line" svg:x1="17.718cm" svg:y1="5.605cm" svg:x2="13.35cm" svg:y2="3.261cm" draw:start-shape="id12" draw:start-glue-point="3" draw:end-shape="id13" draw:end-glue-point="9" svg:d="M17718 5605l-4368-2344" svg:viewBox="0 0 4369 2345">
          <text:p/>
        </draw:connector>
        <draw:connector draw:style-name="gr3" draw:text-style-name="P1" draw:layer="layout" draw:type="line" svg:x1="17.464cm" svg:y1="3.573cm" svg:x2="13.35cm" svg:y2="3.261cm" draw:start-shape="id14" draw:start-glue-point="3" draw:end-shape="id13" draw:end-glue-point="9" svg:d="M17464 3573l-4114-312" svg:viewBox="0 0 4115 313">
          <text:p/>
        </draw:connector>
        <draw:connector draw:style-name="gr3" draw:text-style-name="P1" draw:layer="layout" draw:type="line" svg:x1="10.731cm" svg:y1="11.684cm" svg:x2="9.144cm" svg:y2="9.906cm" draw:start-shape="id15" draw:start-glue-point="0" draw:end-shape="id4" draw:end-glue-point="2" svg:d="M10731 11684l-1587-1778" svg:viewBox="0 0 1588 1779">
          <text:p/>
        </draw:connector>
        <draw:connector draw:style-name="gr3" draw:text-style-name="P1" draw:layer="layout" draw:type="line" svg:x1="13.779cm" svg:y1="12.065cm" svg:x2="9.144cm" svg:y2="9.906cm" draw:start-shape="id16" draw:start-glue-point="0" draw:end-shape="id4" draw:end-glue-point="2" svg:d="M13779 12065l-4635-2159" svg:viewBox="0 0 4636 2160">
          <text:p/>
        </draw:connector>
        <draw:connector draw:style-name="gr3" draw:text-style-name="P1" draw:layer="layout" draw:type="line" svg:x1="9.144cm" svg:y1="8.001cm" svg:x2="10.164cm" svg:y2="3.542cm" draw:start-shape="id4" draw:start-glue-point="0" draw:end-shape="id2" draw:end-glue-point="3" svg:d="M9144 8001l1020-4459" svg:viewBox="0 0 1021 4460">
          <text:p/>
        </draw:connector>
        <draw:custom-shape draw:style-name="gr2" draw:text-style-name="P3" xml:id="id17" draw:id="id17" draw:layer="layout" svg:width="2.54cm" svg:height="1.016cm" svg:x="17.45cm" svg:y="9.263cm">
          <text:p text:style-name="P1"><text:span text:style-name="T2">Style check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8" draw:id="id18" draw:layer="layout" svg:width="2.794cm" svg:height="1.905cm" svg:x="17.218cm" svg:y="10.479cm">
          <text:p text:style-name="P1"><text:span text:style-name="T2">Security vulner-ability scan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9" draw:id="id19" draw:layer="layout" svg:width="7.382cm" svg:height="0.889cm" svg:x="12.319cm" svg:y="13.462cm">
          <text:p text:style-name="P1"><text:span text:style-name="T2">Automated testing, 90%+ cove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7.45cm" svg:y1="9.771cm" svg:x2="17.083cm" svg:y2="8.799cm" draw:start-shape="id17" draw:start-glue-point="3" draw:end-shape="id5" draw:end-glue-point="1" svg:d="M17450 9771l-367-972" svg:viewBox="0 0 368 973">
          <text:p/>
        </draw:connector>
        <draw:connector draw:style-name="gr3" draw:text-style-name="P1" draw:layer="layout" draw:type="line" svg:x1="17.218cm" svg:y1="11.431cm" svg:x2="15.686cm" svg:y2="9.498cm" draw:start-shape="id18" draw:start-glue-point="3" draw:end-shape="id5" draw:end-glue-point="2" svg:d="M17218 11431l-1532-1933" svg:viewBox="0 0 1533 1934">
          <text:p/>
        </draw:connector>
        <draw:connector draw:style-name="gr3" draw:text-style-name="P1" draw:layer="layout" draw:type="line" svg:x1="16.01cm" svg:y1="13.462cm" svg:x2="15.686cm" svg:y2="9.498cm" draw:start-shape="id19" draw:start-glue-point="0" draw:end-shape="id5" draw:end-glue-point="2" svg:d="M16010 13462l-324-3964" svg:viewBox="0 0 325 3965">
          <text:p/>
        </draw:connector>
        <draw:custom-shape draw:style-name="gr2" draw:text-style-name="P3" xml:id="id20" draw:id="id20" draw:layer="layout" svg:width="2.54cm" svg:height="0.762cm" svg:x="17.164cm" svg:y="12.553cm">
          <text:p text:style-name="P1"><text:span text:style-name="T2">FLO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7.164cm" svg:y1="12.934cm" svg:x2="15.686cm" svg:y2="9.498cm" draw:start-shape="id20" draw:start-glue-point="3" draw:end-shape="id5" draw:end-glue-point="2" svg:d="M17164 12934l-1478-3436" svg:viewBox="0 0 1479 343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8:33:54.542993444</meta:creation-date>
    <dc:date>2017-01-12T18:18:28.126816655</dc:date>
    <meta:editing-duration>PT41M59S</meta:editing-duration>
    <meta:editing-cycles>20</meta:editing-cycles>
    <meta:generator>LibreOffice/4.2.8.2$Linux_X86_64 LibreOffice_project/420m0$Build-2</meta:generator>
    <meta:document-statistic meta:object-count="37"/>
  </office:meta>
</office:document-meta>
</file>